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E80000031BACA0FBA3.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5F00000041B416C92F8.png" manifest:media-type="image/png"/>
  <manifest:file-entry manifest:full-path="Pictures/1000000100000D9F00000641E5D0B4FC.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4"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17cm" fo:min-width="2.184cm" fo:padding-top="0.125cm" fo:padding-bottom="0.125cm" fo:padding-left="0.25cm" fo:padding-right="0.25cm" fo:wrap-option="wrap" loext:decorative="false"/>
    </style:style>
    <style:style style:name="gr23"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4"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5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8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8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8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89"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90"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9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5"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6"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9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9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9"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1"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0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2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1"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4pt" fo:font-weight="250" fo:hyphenate="false"/>
    </style:style>
    <style:style style:name="P12" style:family="paragraph">
      <loext:graphic-properties draw:fill="none"/>
      <style:paragraph-properties fo:text-align="start"/>
    </style:style>
    <style:style style:name="P1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line-height="100%" fo:text-indent="0cm" loext:tab-stop-distance="2.54cm">
        <style:tab-stops/>
      </style:paragraph-properties>
    </style:style>
    <style:style style:name="P1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1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2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3"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4" style:family="paragraph">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2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5pt" style:font-size-asian="15pt" style:font-size-complex="15pt" fo:hyphenate="false"/>
    </style:style>
    <style:style style:name="P28" style:family="paragraph">
      <style:paragraph-properties fo:text-align="start"/>
    </style:style>
    <style:style style:name="P2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31" style:family="paragraph">
      <loext:graphic-properties draw:fill="gradient" draw:fill-gradient-name="Gradient_20_1"/>
      <style:paragraph-properties fo:text-align="start" style:font-independent-line-spacing="true"/>
      <style:text-properties fo:font-size="44pt"/>
    </style:style>
    <style:style style:name="P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5"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1"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style:font-name="Open Sans Light1" fo:font-size="14pt" fo:font-weight="250" style:letter-kerning="true" style:font-name-asian="Microsoft YaHei" style:font-size-asian="18pt" style:font-name-complex="Arial" style:font-size-complex="18pt"/>
    </style:style>
    <style:style style:name="T6"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text-position="0% 100%"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8" draw:layer="layout" svg:width="3cm" svg:height="1.017cm" svg:x="0.5cm" svg:y="0.5cm" presentation:class="title" presentation:user-transformed="true">
          <draw:text-box>
            <text:p text:style-name="P1"><text:span text:style-name="T3">1.1 index</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1.828cm" svg:height="0.759cm" svg:x="2.023cm" svg:y="1.974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11" draw:layer="layout" svg:width="2.471cm" svg:height="0.575cm" svg:x="0.9cm" svg:y="3.425cm">
          <text:p text:style-name="P10"><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2" draw:text-style-name="P3"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1.366cm" svg:height="0.759cm" svg:x="5.176cm" svg:y="3.714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885cm" svg:height="0.759cm" svg:x="5.176cm" svg:y="4.612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1.446cm" svg:height="0.759cm" svg:x="5.176cm" svg:y="5.509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2.111cm" svg:height="0.759cm" svg:x="5.176cm" svg:y="6.406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3" draw:text-style-name="P7"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8" draw:layer="layout" svg:width="3.623cm" svg:height="1.017cm" svg:x="0.5cm" svg:y="0.5cm" presentation:class="title" presentation:user-transformed="true">
          <draw:text-box>
            <text:p text:style-name="P1"><text:span text:style-name="T3">3. resources</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1.98cm" svg:height="0.575cm" svg:x="0.964cm" svg:y="2.373cm">
          <text:p text:style-name="P10"><text:span text:style-name="T5">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5" draw:text-style-name="P5" draw:layer="layout" svg:width="1.736cm" svg:height="0.729cm" svg:x="4.054cm" svg:y="2.356cm">
            <text:p text:style-name="P4"><text:span text:style-name="T6"><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7" draw:text-style-name="P5" draw:layer="layout" svg:width="1.611cm" svg:height="0.729cm" svg:x="4.054cm" svg:y="8.267cm">
            <text:p text:style-name="P4"><text:span text:style-name="T6"><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5" draw:layer="layout" svg:width="1.126cm" svg:height="0.729cm" svg:x="3.81cm" svg:y="15.113cm">
            <text:p text:style-name="P4"><text:span text:style-name="T6"><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256cm" svg:y="15.078cm">
            <draw:image xlink:href="Pictures/1000000100000043000000435D6C581D.png" xlink:type="simple" xlink:show="embed" xlink:actuate="onLoad" draw:mime-type="image/png">
              <text:p/>
            </draw:image>
            <svg:desc>Icon

Description automatically generated</svg:desc>
          </draw:frame>
        </draw:g>
        <draw:custom-shape draw:style-name="gr13" draw:text-style-name="P7"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9" draw:text-style-name="P11" draw:layer="layout" svg:width="2.05cm" svg:height="0.575cm" svg:x="16.474cm" svg:y="2.552cm">
          <text:p text:style-name="P10"><text:span text:style-name="T5">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0" draw:text-style-name="P5" draw:layer="layout" svg:width="1.736cm" svg:height="0.729cm" svg:x="19.564cm" svg:y="2.535cm">
            <text:p text:style-name="P4"><text:span text:style-name="T6"><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21" draw:text-style-name="P12" draw:layer="layout" svg:width="12.896cm" svg:height="4cm" svg:x="19.8cm" svg:y="3.5cm">
          <draw:image xlink:href="Pictures/100000010000090D000002CF033654E4.png" xlink:type="simple" xlink:show="embed" xlink:actuate="onLoad" draw:mime-type="image/png">
            <text:p/>
          </draw:image>
        </draw:frame>
        <draw:frame draw:style-name="gr21" draw:text-style-name="P12" draw:layer="layout" svg:width="8.153cm" svg:height="5.16cm" svg:x="6.061cm" svg:y="2.603cm">
          <draw:image xlink:href="Pictures/10000001000004E80000031BACA0FBA3.png" xlink:type="simple" xlink:show="embed" xlink:actuate="onLoad" draw:mime-type="image/png">
            <text:p/>
          </draw:image>
        </draw:frame>
        <draw:custom-shape draw:style-name="gr22" draw:text-style-name="P13" draw:layer="layout" svg:width="2.683cm" svg:height="0.466cm" svg:x="9.699cm" svg:y="6.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8.593cm" svg:height="5.942cm" svg:x="6.081cm" svg:y="8.425cm">
          <draw:image xlink:href="Pictures/10000001000005F00000041B416C92F8.png" xlink:type="simple" xlink:show="embed" xlink:actuate="onLoad" draw:mime-type="image/png">
            <text:p/>
          </draw:image>
        </draw:frame>
        <draw:custom-shape draw:style-name="gr23" draw:text-style-name="P15" draw:layer="layout" svg:width="8.95cm" svg:height="3.449cm" svg:x="5.661cm" svg:y="15.002cm">
          <text:p text:style-name="P14"><text:span text:style-name="T7">does not work </text:span></text:p>
          <text:p text:style-name="P14"><text:span text:style-name="T7">with SDK</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7" draw:layer="layout" svg:width="3.169cm" svg:height="0.887cm" svg:x="0.5cm" svg:y="0.5cm" presentation:class="title" presentation:user-transformed="true">
          <draw:text-box>
            <text:p text:style-name="P16"><text:span text:style-name="T8">2. summary</text:span></text:p>
          </draw:text-box>
        </draw:frame>
        <draw:custom-shape draw:style-name="gr24"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5" draw:text-style-name="P19" draw:layer="layout" svg:width="9.1cm" svg:height="1.36cm" svg:x="2.945cm" svg:y="2cm">
            <text:p text:style-name="P18"><text:span text:style-name="T9">1. ENGIN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6" draw:text-style-name="P20"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7" draw:text-style-name="P19" draw:layer="layout" svg:width="9.1cm" svg:height="1.36cm" svg:x="2.946cm" svg:y="3.686cm">
            <text:p text:style-name="P18"><text:span text:style-name="T9">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 draw:text-style-name="P21"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9" draw:text-style-name="P19" draw:layer="layout" svg:width="7cm" svg:height="1.364cm" svg:x="5.045cm" svg:y="5.38cm">
            <text:p text:style-name="P18"><text:span text:style-name="T9">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21"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1" draw:text-style-name="P19" draw:layer="layout" svg:width="7cm" svg:height="1.364cm" svg:x="5.045cm" svg:y="7.066cm">
            <text:p text:style-name="P18"><text:span text:style-name="T9">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21"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3" draw:text-style-name="P19" draw:layer="layout" svg:width="7cm" svg:height="1.364cm" svg:x="5.045cm" svg:y="8.752cm">
            <text:p text:style-name="P18"><text:span text:style-name="T9">3. inferen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21"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5" draw:text-style-name="P23" draw:layer="layout" svg:width="1cm" svg:height="2cm" svg:x="11.1cm" svg:y="1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4" draw:text-style-name="P9"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6" draw:text-style-name="P19" draw:layer="layout" svg:width="9.1cm" svg:height="1.36cm" svg:x="20.4cm" svg:y="2cm">
            <text:p text:style-name="P18"><text:span text:style-name="T9">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 draw:text-style-name="P20"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5" draw:layer="layout" svg:width="1.366cm" svg:height="0.759cm" svg:x="13.876cm" svg:y="3.975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1.885cm" svg:height="0.759cm" svg:x="13.876cm" svg:y="5.651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446cm" svg:height="0.759cm" svg:x="13.876cm" svg:y="7.326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5" draw:layer="layout" svg:width="2.111cm" svg:height="0.759cm" svg:x="13.876cm" svg:y="9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5" draw:layer="layout" svg:width="1.244cm" svg:height="0.759cm" svg:x="31.376cm" svg:y="2.214cm">
            <text:p text:style-name="P4"><text:span text:style-name="T2"><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3" draw:text-style-name="P5" draw:layer="layout" svg:width="1.828cm" svg:height="0.759cm" svg:x="13.876cm" svg:y="2.3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5" draw:text-style-name="P23" draw:layer="layout" svg:width="1cm" svg:height="2cm" svg:x="11.094cm" svg:y="4.352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35" draw:text-style-name="P23" draw:layer="layout" svg:width="1cm" svg:height="2cm" svg:x="11.119cm" svg:y="6.075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44" draw:text-style-name="P19" draw:layer="layout" svg:width="9.1cm" svg:height="1.36cm" svg:x="20.401cm" svg:y="5.088cm">
            <text:p text:style-name="P18"><text:span text:style-name="T9">4. 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 draw:text-style-name="P20" draw:layer="layout" svg:width="2.046cm" svg:height="2.045cm" draw:transform="rotate (-1.5707963267949) translate (20.401cm 5.088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30.001cm" svg:y="5.355cm">
            <draw:image xlink:href="Pictures/100000010000007700000040DC1DA863.png" xlink:type="simple" xlink:show="embed" xlink:actuate="onLoad" draw:mime-type="image/png">
              <text:p/>
            </draw:image>
            <svg:desc>Icon

Description automatically generated</svg:desc>
          </draw:frame>
          <draw:custom-shape draw:name="Retângulo 5" draw:style-name="gr46" draw:text-style-name="P5" draw:layer="layout" svg:width="0.977cm" svg:height="0.759cm" svg:x="31.377cm" svg:y="5.302cm">
            <text:p text:style-name="P4"><text:span text:style-name="T2"><text:a xlink:href="../_reference/os.odp" xlink:type="simple">O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pending" draw:style-name="dp1" draw:master-page-name="Title_20_Slide" presentation:presentation-page-layout-name="AL1T0">
        <draw:frame presentation:style-name="pr6" draw:text-style-name="P17" draw:layer="layout" svg:width="2.982cm" svg:height="0.887cm" svg:x="0.518cm" svg:y="0.559cm" presentation:class="title" presentation:user-transformed="true">
          <draw:text-box>
            <text:p text:style-name="P16"><text:span text:style-name="T8">3. pending</text:span></text:p>
          </draw:text-box>
        </draw:frame>
        <draw:custom-shape draw:style-name="gr47"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48" draw:text-style-name="P19" draw:layer="layout" svg:width="9.1cm" svg:height="1.36cm" svg:x="2.945cm" svg:y="1.886cm">
            <text:p text:style-name="P18"><text:span text:style-name="T9">1.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 draw:text-style-name="P21" draw:layer="layout" svg:width="2.046cm" svg:height="2.045cm" draw:transform="rotate (-1.5707963267949) translate (2.944cm 1.8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50" draw:text-style-name="P19" draw:layer="layout" svg:width="7cm" svg:height="1.364cm" svg:x="5.044cm" svg:y="5.133cm">
            <text:p text:style-name="P18"><text:span text:style-name="T9">2. deploym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21" draw:layer="layout" svg:width="2.045cm" svg:height="2.045cm" draw:transform="rotate (-1.5707963267949) translate (5.044cm 5.13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52" draw:text-style-name="P5" draw:layer="layout" svg:width="2.55cm" svg:height="0.729cm" svg:x="12.95cm" svg:y="5.388cm">
          <text:p text:style-name="P4"><text:span text:style-name="T6"><text:a xlink:href="https://learn.microsoft.com/en-us/python/api/overview/azure/ai-projects-readme?view=azure-python-preview&amp;preserve-view=true#deployments-operations" xlink:type="simple">deploy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0.768cm" svg:height="0.768cm" svg:x="12.396cm" svg:y="5.353cm">
          <draw:image xlink:href="Pictures/1000000100000043000000435D6C581D.png" xlink:type="simple" xlink:show="embed" xlink:actuate="onLoad" draw:mime-type="image/png">
            <text:p/>
          </draw:image>
          <svg:desc>Icon

Description automatically generated</svg:desc>
        </draw:frame>
        <draw:g draw:style-name="gr1">
          <draw:custom-shape draw:style-name="gr53" draw:text-style-name="P19" draw:layer="layout" svg:width="7cm" svg:height="1.364cm" svg:x="5.044cm" svg:y="6.812cm">
            <text:p text:style-name="P18"><text:span text:style-name="T9">3. conne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 draw:text-style-name="P21" draw:layer="layout" svg:width="2.045cm" svg:height="2.045cm" draw:transform="rotate (-1.5707963267949) translate (5.044cm 6.81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5" draw:text-style-name="P5" draw:layer="layout" svg:width="2.257cm" svg:height="0.729cm" svg:x="12.95cm" svg:y="7.097cm">
            <text:p text:style-name="P4"><text:span text:style-name="T6"><text:a xlink:href="https://learn.microsoft.com/en-us/python/api/overview/azure/ai-projects-readme?view=azure-python#connections-operations" xlink:type="simple">conne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7.062cm">
            <draw:image xlink:href="Pictures/1000000100000043000000435D6C581D.png" xlink:type="simple" xlink:show="embed" xlink:actuate="onLoad" draw:mime-type="image/png">
              <text:p/>
            </draw:image>
            <svg:desc>Icon

Description automatically generated</svg:desc>
          </draw:frame>
        </draw:g>
        <draw:g draw:style-name="gr1">
          <draw:custom-shape draw:style-name="gr56" draw:text-style-name="P19" draw:layer="layout" svg:width="7cm" svg:height="1.364cm" svg:x="5.044cm" svg:y="8.493cm">
            <text:p text:style-name="P18"><text:span text:style-name="T9">4. datase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 draw:text-style-name="P21" draw:layer="layout" svg:width="2.045cm" svg:height="2.045cm" draw:transform="rotate (-1.5707963267949) translate (5.044cm 8.496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8" draw:text-style-name="P5" draw:layer="layout" svg:width="1.837cm" svg:height="0.729cm" svg:x="12.95cm" svg:y="8.808cm">
            <text:p text:style-name="P4"><text:span text:style-name="T6"><text:a xlink:href="https://learn.microsoft.com/en-us/python/api/overview/azure/ai-projects-readme?view=azure-python-preview&amp;preserve-view=true#dataset-operations" xlink:type="simple">datase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8.773cm">
            <draw:image xlink:href="Pictures/1000000100000043000000435D6C581D.png" xlink:type="simple" xlink:show="embed" xlink:actuate="onLoad" draw:mime-type="image/png">
              <text:p/>
            </draw:image>
            <svg:desc>Icon

Description automatically generated</svg:desc>
          </draw:frame>
        </draw:g>
        <draw:g draw:style-name="gr1">
          <draw:custom-shape draw:style-name="gr59" draw:text-style-name="P19" draw:layer="layout" svg:width="7cm" svg:height="1.364cm" svg:x="5.044cm" svg:y="10.175cm">
            <text:p text:style-name="P18"><text:span text:style-name="T9">5. index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 draw:text-style-name="P21" draw:layer="layout" svg:width="2.045cm" svg:height="2.045cm" draw:transform="rotate (-1.5707963267949) translate (5.044cm 10.17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1" draw:text-style-name="P5" draw:layer="layout" svg:width="1.721cm" svg:height="0.729cm" svg:x="12.95cm" svg:y="10.39cm">
            <text:p text:style-name="P4"><text:span text:style-name="T6"><text:a xlink:href="https://learn.microsoft.com/en-us/python/api/overview/azure/ai-projects-readme?view=azure-python-preview&amp;preserve-view=true#indexes-operations" xlink:type="simple">index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0.355cm">
            <draw:image xlink:href="Pictures/1000000100000043000000435D6C581D.png" xlink:type="simple" xlink:show="embed" xlink:actuate="onLoad" draw:mime-type="image/png">
              <text:p/>
            </draw:image>
            <svg:desc>Icon

Description automatically generated</svg:desc>
          </draw:frame>
        </draw:g>
        <draw:g draw:style-name="gr1">
          <draw:custom-shape draw:style-name="gr62" draw:text-style-name="P25" draw:layer="layout" svg:width="7cm" svg:height="1.364cm" svg:x="5.044cm" svg:y="11.856cm">
            <text:p text:style-name="P24"><text:span text:style-name="T11">6. evalu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3" draw:text-style-name="P21" draw:layer="layout" svg:width="2.045cm" svg:height="2.045cm" draw:transform="rotate (-1.5707963267949) translate (5.044cm 11.85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4" draw:text-style-name="P5" draw:layer="layout" svg:width="2.124cm" svg:height="0.729cm" svg:x="12.95cm" svg:y="12.071cm">
            <text:p text:style-name="P4"><text:span text:style-name="T6"><text:a xlink:href="https://learn.microsoft.com/en-us/python/api/overview/azure/ai-projects-readme?view=azure-python-preview&amp;preserve-view=true#evaluation" xlink:type="simple">evalu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2.036cm">
            <draw:image xlink:href="Pictures/1000000100000043000000435D6C581D.png" xlink:type="simple" xlink:show="embed" xlink:actuate="onLoad" draw:mime-type="image/png">
              <text:p/>
            </draw:image>
            <svg:desc>Icon

Description automatically generated</svg:desc>
          </draw:frame>
        </draw:g>
        <draw:g draw:style-name="gr1">
          <draw:g draw:style-name="gr1">
            <draw:custom-shape draw:style-name="gr65" draw:text-style-name="P25" draw:layer="layout" svg:width="7cm" svg:height="1.364cm" svg:x="5.044cm" svg:y="14.937cm">
              <text:p text:style-name="P24"><text:span text:style-name="T11">8. excep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6" draw:text-style-name="P21" draw:layer="layout" svg:width="2.045cm" svg:height="2.045cm" draw:transform="rotate (-1.5707963267949) translate (5.044cm 14.94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7" draw:text-style-name="P5" draw:layer="layout" svg:width="2.211cm" svg:height="0.729cm" svg:x="12.95cm" svg:y="15.152cm">
              <text:p text:style-name="P4"><text:span text:style-name="T6"><text:a xlink:href="https://learn.microsoft.com/en-us/python/api/overview/azure/ai-projects-readme?view=azure-python-preview&amp;preserve-view=true#exceptions" xlink:type="simple">excep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5.117cm">
              <draw:image xlink:href="Pictures/1000000100000043000000435D6C581D.png" xlink:type="simple" xlink:show="embed" xlink:actuate="onLoad" draw:mime-type="image/png">
                <text:p/>
              </draw:image>
              <svg:desc>Icon

Description automatically generated</svg:desc>
            </draw:frame>
          </draw:g>
        </draw:g>
        <draw:g draw:style-name="gr1">
          <draw:custom-shape draw:style-name="gr68" draw:text-style-name="P25" draw:layer="layout" svg:width="7cm" svg:height="1.364cm" svg:x="5.044cm" svg:y="16.618cm">
            <text:p text:style-name="P24"><text:span text:style-name="T11">9. logg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9" draw:text-style-name="P21" draw:layer="layout" svg:width="2.045cm" svg:height="2.045cm" draw:transform="rotate (-1.5707963267949) translate (5.044cm 16.621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0" draw:text-style-name="P5" draw:layer="layout" svg:width="1.622cm" svg:height="0.729cm" svg:x="12.95cm" svg:y="16.833cm">
            <text:p text:style-name="P4"><text:span text:style-name="T6"><text:a xlink:href="https://learn.microsoft.com/en-us/python/api/overview/azure/ai-projects-readme?view=azure-python-preview&amp;preserve-view=true#logging"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6.798cm">
            <draw:image xlink:href="Pictures/1000000100000043000000435D6C581D.png" xlink:type="simple" xlink:show="embed" xlink:actuate="onLoad" draw:mime-type="image/png">
              <text:p/>
            </draw:image>
            <svg:desc>Icon

Description automatically generated</svg:desc>
          </draw:frame>
        </draw:g>
        <draw:custom-shape draw:style-name="gr35" draw:text-style-name="P23" draw:layer="layout" svg:width="1cm" svg:height="2cm" svg:x="11cm" svg:y="4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71" draw:text-style-name="P25" draw:layer="layout" svg:width="7cm" svg:height="1.364cm" svg:x="23.485cm" svg:y="16.61cm">
            <text:p text:style-name="P24"><text:span text:style-name="T11">9. test inference with old model to test the second path</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2" draw:text-style-name="P21" draw:layer="layout" svg:width="2.045cm" svg:height="2.045cm" draw:transform="rotate (-1.5707963267949) translate (23.485cm 16.61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g draw:style-name="gr1">
            <draw:custom-shape draw:style-name="gr73" draw:text-style-name="P19" draw:layer="layout" svg:width="7cm" svg:height="1.364cm" svg:x="5.044cm" svg:y="3.453cm">
              <text:p text:style-name="P18"><text:span text:style-name="T9">1. ag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 draw:text-style-name="P21" draw:layer="layout" svg:width="2.045cm" svg:height="2.045cm" draw:transform="rotate (-1.5707963267949) translate (5.044cm 3.4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5" draw:text-style-name="P5" draw:layer="layout" svg:width="1.552cm" svg:height="0.729cm" svg:x="12.95cm" svg:y="3.708cm">
              <text:p text:style-name="P4"><text:span text:style-name="T6"><text:a xlink:href="https://learn.microsoft.com/en-us/python/api/overview/azure/ai-projects-readme?view=azure-python#performing-agent-operations" xlink:type="simple">ag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3.673cm">
              <draw:image xlink:href="Pictures/1000000100000043000000435D6C581D.png" xlink:type="simple" xlink:show="embed" xlink:actuate="onLoad" draw:mime-type="image/png">
                <text:p/>
              </draw:image>
              <svg:desc>Icon

Description automatically generated</svg:desc>
            </draw:frame>
          </draw:g>
        </draw:g>
        <draw:custom-shape draw:style-name="gr76" draw:text-style-name="P27" draw:layer="layout" svg:width="2.146cm" svg:height="0.645cm" svg:x="16.058cm" svg:y="5.042cm">
          <text:p text:style-name="P26"><text:span text:style-name="T12">find models</text:span></text:p>
          <draw:enhanced-geometry draw:mirror-horizontal="false" draw:mirror-vertical="false" svg:viewBox="0 0 0 0" draw:text-areas="0 0 ?f37 ?f36" draw:type="ooxml-wedgeRectCallout" draw:modifiers="-66123.7785016287 52394.36619718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style-name="gr77" draw:text-style-name="P25" draw:layer="layout" svg:width="7cm" svg:height="1.364cm" svg:x="5.045cm" svg:y="13.42cm">
            <text:p text:style-name="P24"><text:span text:style-name="T11">7. trac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8" draw:text-style-name="P21" draw:layer="layout" svg:width="2.045cm" svg:height="2.045cm" draw:transform="rotate (-1.5707963267949) translate (5.045cm 13.42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9" draw:text-style-name="P5" draw:layer="layout" svg:width="1.579cm" svg:height="0.729cm" svg:x="12.951cm" svg:y="13.535cm">
            <text:p text:style-name="P4"><text:span text:style-name="T6"><text:a xlink:href="https://learn.microsoft.com/en-us/python/api/overview/azure/ai-projects-readme?view=azure-python-preview&amp;preserve-view=true#tracing" xlink:type="simple">trac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7cm" svg:y="13.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 poml" draw:style-name="dp1" draw:master-page-name="Title_20_Slide" presentation:presentation-page-layout-name="AL1T0">
        <draw:frame presentation:style-name="pr7" draw:text-style-name="P17" draw:layer="layout" svg:width="2.482cm" svg:height="0.887cm" svg:x="0.518cm" svg:y="0.559cm" presentation:class="title" presentation:user-transformed="true">
          <draw:text-box>
            <text:p text:style-name="P16"><text:span text:style-name="T8">4. poml</text:span></text:p>
          </draw:text-box>
        </draw:frame>
        <draw:custom-shape draw:style-name="gr47"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28" draw:layer="layout" svg:width="16.909cm" svg:height="7.762cm" svg:x="2cm" svg:y="2cm">
          <draw:image xlink:href="Pictures/1000000100000D9F00000641E5D0B4FC.png" xlink:type="simple" xlink:show="embed" xlink:actuate="onLoad" draw:mime-type="image/png">
            <text:p/>
          </draw:image>
        </draw:frame>
        <draw:g draw:style-name="gr1">
          <draw:custom-shape draw:name="Retângulo 5" draw:style-name="gr81" draw:text-style-name="P5" draw:layer="layout" svg:width="1.46cm" svg:height="0.729cm" svg:x="17.554cm" svg:y="10.267cm">
            <text:p text:style-name="P4"><text:span text:style-name="T6"><text:a xlink:href="https://microsoft.github.io/poml/latest/" xlink:type="simple">PO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7cm" svg:y="10.232cm">
            <draw:image xlink:href="Pictures/1000000100000043000000435D6C581D.png" xlink:type="simple" xlink:show="embed" xlink:actuate="onLoad" draw:mime-type="image/png">
              <text:p/>
            </draw:image>
            <svg:desc>Icon

Description automatically generated</svg:desc>
          </draw:frame>
        </draw:g>
        <presentation:notes draw:style-name="dp3">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82"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29" draw:layer="layout" svg:width="3.929cm" svg:height="0.764cm" svg:x="0.755cm" svg:y="2.094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8" draw:text-style-name="P31" draw:layer="layout" svg:width="3.755cm" svg:height="1.026cm" svg:x="0.449cm" svg:y="0.514cm" presentation:class="title" presentation:user-transformed="true">
          <draw:text-box>
            <text:p text:style-name="P30"><text:span text:style-name="T14">Z. </text:span><text:span text:style-name="T15">template</text:span></text:p>
          </draw:text-box>
        </draw:frame>
        <draw:custom-shape draw:style-name="gr84" draw:text-style-name="P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85" draw:text-style-name="P15" draw:layer="layout" svg:width="4.105cm" svg:height="0.764cm" svg:x="0.814cm" svg:y="3.502cm">
          <text:p text:style-name="P14"><text:span text:style-name="T1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86" draw:text-style-name="P15" draw:layer="layout" svg:width="4.507cm" svg:height="1.727cm" svg:x="0.915cm" svg:y="16.796cm">
          <text:p text:style-name="P14"><text:span text:style-name="T7">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87" draw:text-style-name="P15" draw:layer="layout" svg:width="1.375cm" svg:height="1.291cm" svg:x="0.789cm" svg:y="13.697cm">
          <text:p text:style-name="P14"><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5" draw:layer="layout" svg:width="1.736cm" svg:height="2.113cm" svg:x="2.297cm" svg:y="13.139cm">
          <text:p text:style-name="P4"><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33" draw:layer="layout" svg:width="3.921cm" svg:height="0.794cm" svg:x="5.994cm" svg:y="3.457cm">
          <text:list text:style-name="L8">
            <text:list-item>
              <text:p text:style-name="P32"><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0" draw:text-style-name="P33" draw:layer="layout" svg:width="7.87cm" svg:height="2.623cm" svg:x="1.657cm" svg:y="5.047cm">
          <text:list text:style-name="L8">
            <text:list-item>
              <text:p text:style-name="P32"><text:span text:style-name="T20">A </text:span><text:span text:style-name="T21">slash</text:span><text:span text:style-name="T20"> </text:span></text:p>
            </text:list-item>
          </text:list>
          <text:list text:style-name="L9">
            <text:list-item>
              <text:list>
                <text:list-item>
                  <text:p text:style-name="P32"><text:span text:style-name="T20">followed </text:span></text:p>
                </text:list-item>
              </text:list>
            </text:list-item>
            <text:list-item>
              <text:p text:style-name="P32"><text:span text:style-name="T20">by </text:span></text:p>
              <text:list>
                <text:list-item>
                  <text:p text:style-name="P32"><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92"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9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9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9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96" draw:text-style-name="P35" draw:layer="layout" svg:width="4.628cm" svg:height="1.218cm" svg:x="0.914cm" svg:y="15.288cm">
          <text:list text:style-name="L11">
            <text:list-item>
              <text:p text:style-name="P34"><text:span text:style-name="T23">every key-frame</text:span></text:p>
            </text:list-item>
            <text:list-item>
              <text:p text:style-name="P34"><text:span text:style-name="T2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97" draw:text-style-name="P3" draw:layer="layout" draw:line-skew="2.567cm" svg:x1="11.486cm" svg:y1="9.773cm" svg:x2="16.895cm" svg:y2="12.725cm" svg:d="M11486 9773h2705v2952h2704" svg:viewBox="0 0 5410 2953">
          <text:p/>
        </draw:connector>
        <draw:custom-shape draw:style-name="gr98" draw:text-style-name="P1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9" draw:text-style-name="P33" draw:layer="layout" svg:width="2.685cm" svg:height="1.217cm" svg:x="25.323cm" svg:y="3.211cm">
          <text:list text:style-name="L11">
            <text:list-item>
              <text:p text:style-name="P32"><text:span text:style-name="T24">download </text:span></text:p>
            </text:list-item>
          </text:list>
          <text:list text:style-name="L12">
            <text:list-item>
              <text:list>
                <text:list-item>
                  <text:p text:style-name="P32"><text:span text:style-name="T2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0" draw:text-style-name="P29" draw:layer="layout" svg:width="1.125cm" svg:height="0.679cm" svg:x="23.401cm" svg:y="3.759cm">
          <text:p text:style-name="P4"><text:span text:style-name="T25">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1" draw:text-style-name="P33" draw:layer="layout" svg:width="2.685cm" svg:height="1.217cm" svg:x="28.681cm" svg:y="3.211cm">
          <text:list text:style-name="L11">
            <text:list-item>
              <text:p text:style-name="P32"><text:span text:style-name="T24">download </text:span></text:p>
            </text:list-item>
          </text:list>
          <text:list text:style-name="L12">
            <text:list-item>
              <text:list>
                <text:list-item>
                  <text:p text:style-name="P32"><text:span text:style-name="T2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02" draw:text-style-name="P5" draw:layer="layout" svg:width="2.056cm" svg:height="0.759cm" svg:x="5.523cm" svg:y="10.48cm">
            <text:p text:style-name="P4"><text:span text:style-name="T26"><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03" draw:text-style-name="P5" draw:layer="layout" svg:width="1.371cm" svg:height="0.589cm" svg:x="1.176cm" svg:y="12.719cm">
            <text:p text:style-name="P4"><text:span text:style-name="T27"><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0</meta:editing-cycles>
    <meta:creation-date>2019-03-25T09:18:39</meta:creation-date>
    <dc:date>2025-08-16T13:28:44.833187100</dc:date>
    <meta:editing-duration>P49DT23H7M32S</meta:editing-duration>
    <meta:generator>LibreOffice/25.2.4.3$Windows_X86_64 LibreOffice_project/33e196637044ead23f5c3226cde09b47731f7e27</meta:generator>
    <meta:document-statistic meta:object-count="471"/>
    <meta:user-defined meta:name="AppVersion">16.0000</meta:user-defined>
    <meta:user-defined meta:name="PresentationFormat">Widescreen</meta:user-defined>
    <meta:user-defined meta:name="Slides" meta:value-type="float">12</meta:user-defined>
  </office:meta>
</office:document-meta>
</file>